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dd7" officeooo:paragraph-rsid="00057dd7"/>
    </style:style>
    <style:style style:name="P2" style:family="paragraph" style:parent-style-name="Table_20_Contents">
      <style:paragraph-properties fo:text-align="center" style:justify-single-word="false"/>
      <style:text-properties officeooo:rsid="0005c0f8" officeooo:paragraph-rsid="0005c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ido a la tardanza de su reunión por la petición de la expulsión del <text:s/>integrante Ian Cerpa queremos hacer esta planilla con la finalidad de consultar a cada uno sobre cual es su decisión u opinión sobre el tema.</text:p>
      <text:p text:style-name="P1">Se adjunta una planilla con 3 opciones.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2"/>
          </table:table-cell>
          <table:table-cell table:style-name="Tabla1.C1" office:value-type="string">
            <text:p text:style-name="P2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>Si <text:s/>- <text:s text:c="3"/>No <text:s text:c="2"/>- <text:s text:c="2"/>Indeciso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>Si <text:s/>- <text:s text:c="3"/>No <text:s text:c="2"/>- <text:s text:c="2"/>Indecis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4:49:30.410000000</meta:creation-date>
    <dc:date>2016-10-07T15:56:52.785000000</dc:date>
    <meta:editing-duration>PT57M2S</meta:editing-duration>
    <meta:editing-cycles>1</meta:editing-cycles>
    <meta:document-statistic meta:table-count="1" meta:image-count="0" meta:object-count="0" meta:page-count="1" meta:paragraph-count="10" meta:word-count="86" meta:character-count="460" meta:non-whitespace-character-count="319"/>
    <meta:generator>LibreOffice/5.2.2.2$Windows_x86 LibreOffice_project/8f96e87c890bf8fa77463cd4b640a2312823f3ad</meta:generator>
  </office:meta>
</office:document-meta>
</file>